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1] - [.C60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1]-[.E60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H60]+[.G61]" office:value-type="float" office:value="14575" calcext:value-type="float">
            <text:p>14575</text:p>
          </table:table-cell>
          <table:table-cell office:value-type="float" office:value="60" calcext:value-type="float">
            <text:p>60</text:p>
          </table:table-cell>
          <table:table-cell table:formula="of:=[.I61]-[.I60]" office:value-type="float" office:value="5" calcext:value-type="float">
            <text:p>5</text:p>
          </table:table-cell>
          <table:table-cell office:value-type="string" calcext:value-type="string">
            <text:p>Flagpole Sitta by Harvey Dang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2] - [.C61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2]-[.E61]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[.H61]+[.G62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2]-[.I61]" office:value-type="float" office:value="-10" calcext:value-type="float">
            <text:p>-10</text:p>
          </table:table-cell>
          <table:table-cell office:value-type="string" calcext:value-type="string">
            <text:p>Cross My Heart by Melody’s Echo Chamb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3] - [.C62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3]-[.E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string" calcext:value-type="string">
            <text:p>Subterranean Homesick Alie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4] - [.C63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4]-[.E63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[.H63]+[.G64]" office:value-type="float" office:value="15408" calcext:value-type="float">
            <text:p>15408</text:p>
          </table:table-cell>
          <table:table-cell office:value-type="float" office:value="55" calcext:value-type="float">
            <text:p>55</text:p>
          </table:table-cell>
          <table:table-cell table:formula="of:=[.I64]-[.I63]" office:value-type="float" office:value="5" calcext:value-type="float">
            <text:p>5</text:p>
          </table:table-cell>
          <table:table-cell office:value-type="string" calcext:value-type="string">
            <text:p>Fitter Happi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5] - [.C6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5]-[.E64]" office:value-type="float" office:value="5106" calcext:value-type="float">
            <text:p>5106</text:p>
          </table:table-cell>
          <table:table-cell office:value-type="float" office:value="816" calcext:value-type="float">
            <text:p>816</text:p>
          </table:table-cell>
          <table:table-cell table:formula="of:=[.H64]+[.G65]" office:value-type="float" office:value="16224" calcext:value-type="float">
            <text:p>16224</text:p>
          </table:table-cell>
          <table:table-cell office:value-type="float" office:value="35" calcext:value-type="float">
            <text:p>35</text:p>
          </table:table-cell>
          <table:table-cell table:formula="of:=[.I65]-[.I64]" office:value-type="float" office:value="-20" calcext:value-type="float">
            <text:p>-20</text:p>
          </table:table-cell>
          <table:table-cell office:value-type="string" calcext:value-type="string">
            <text:p>Fri Fra Denne Verden by Make A Change… Kill Yourself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6] - [.C6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6]-[.E65]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formula="of:=[.H65]+[.G66]" office:value-type="float" office:value="16986" calcext:value-type="float">
            <text:p>16986</text:p>
          </table:table-cell>
          <table:table-cell office:value-type="float" office:value="45" calcext:value-type="float">
            <text:p>45</text:p>
          </table:table-cell>
          <table:table-cell table:formula="of:=[.I66]-[.I65]" office:value-type="float" office:value="10" calcext:value-type="float">
            <text:p>10</text:p>
          </table:table-cell>
          <table:table-cell office:value-type="string" calcext:value-type="string">
            <text:p>Weight Of Lov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7] - [.C6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7]-[.E66]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formula="of:=[.H66]+[.G67]" office:value-type="float" office:value="17780" calcext:value-type="float">
            <text:p>17780</text:p>
          </table:table-cell>
          <table:table-cell office:value-type="float" office:value="40" calcext:value-type="float">
            <text:p>40</text:p>
          </table:table-cell>
          <table:table-cell table:formula="of:=[.I67]-[.I66]" office:value-type="float" office:value="-5" calcext:value-type="float">
            <text:p>-5</text:p>
          </table:table-cell>
          <table:table-cell office:value-type="string" calcext:value-type="string">
            <text:p>Mantra by Dave Grohl, Josh Homme, Trent Rezno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8] - [.C6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8]-[.E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7]+[.G68]" office:value-type="float" office:value="17780" calcext:value-type="float">
            <text:p>17780</text:p>
          </table:table-cell>
          <table:table-cell office:value-type="float" office:value="55" calcext:value-type="float">
            <text:p>55</text:p>
          </table:table-cell>
          <table:table-cell table:formula="of:=[.I68]-[.I67]" office:value-type="float" office:value="15" calcext:value-type="float">
            <text:p>15</text:p>
          </table:table-cell>
          <table:table-cell office:value-type="string" calcext:value-type="string">
            <text:p>The Less I Know The Better by Tame Impal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9] - [.C6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9]-[.E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8]+[.G69]" office:value-type="float" office:value="17780" calcext:value-type="float">
            <text:p>17780</text:p>
          </table:table-cell>
          <table:table-cell office:value-type="float" office:value="45" calcext:value-type="float">
            <text:p>45</text:p>
          </table:table-cell>
          <table:table-cell table:formula="of:=[.I69]-[.I68]" office:value-type="float" office:value="-10" calcext:value-type="float">
            <text:p>-10</text:p>
          </table:table-cell>
          <table:table-cell office:value-type="string" calcext:value-type="string">
            <text:p>Peach Scone – Live by Hobo Johns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0] - [.C6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0]-[.E69]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formula="of:=[.H69]+[.G70]" office:value-type="float" office:value="18041" calcext:value-type="float">
            <text:p>18041</text:p>
          </table:table-cell>
          <table:table-cell office:value-type="float" office:value="50" calcext:value-type="float">
            <text:p>50</text:p>
          </table:table-cell>
          <table:table-cell table:formula="of:=[.I70]-[.I69]" office:value-type="float" office:value="5" calcext:value-type="float">
            <text:p>5</text:p>
          </table:table-cell>
          <table:table-cell office:value-type="string" calcext:value-type="string">
            <text:p>Little Black Submarines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1] - [.C7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1]-[.E70]" office:value-type="float" office:value="0" calcext:value-type="float">
            <text:p>0</text:p>
          </table:table-cell>
          <table:table-cell table:formula="of:= 240 + 60" office:value-type="float" office:value="300" calcext:value-type="float">
            <text:p>300</text:p>
          </table:table-cell>
          <table:table-cell table:formula="of:=[.H70]+[.G71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1]-[.I70]" office:value-type="float" office:value="0" calcext:value-type="float">
            <text:p>0</text:p>
          </table:table-cell>
          <table:table-cell office:value-type="string" calcext:value-type="string">
            <text:p>Beneath The Mask (Intro)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2] - [.C7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2]-[.E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1]+[.G72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2]-[.I71]" office:value-type="float" office:value="0" calcext:value-type="float">
            <text:p>0</text:p>
          </table:table-cell>
          <table:table-cell office:value-type="string" calcext:value-type="string">
            <text:p>See You In Hell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3] - [.C7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3]-[.E72]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formula="of:=[.H72]+[.G73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3]-[.I72]" office:value-type="float" office:value="15" calcext:value-type="float">
            <text:p>15</text:p>
          </table:table-cell>
          <table:table-cell office:value-type="string" calcext:value-type="string">
            <text:p>Forest Clouds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4] - [.C7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18635" calcext:value-type="float">
            <text:p>18635</text:p>
          </table:table-cell>
          <table:table-cell office:value-type="float" office:value="45" calcext:value-type="float">
            <text:p>45</text:p>
          </table:table-cell>
          <table:table-cell table:formula="of:=[.I74]-[.I73]" office:value-type="float" office:value="-20" calcext:value-type="float">
            <text:p>-20</text:p>
          </table:table-cell>
          <table:table-cell office:value-type="string" calcext:value-type="string">
            <text:p>Space Cadet by Kyu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5] - [.C7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5]-[.E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4]+[.G75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5]-[.I74]" office:value-type="float" office:value="20" calcext:value-type="float">
            <text:p>20</text:p>
          </table:table-cell>
          <table:table-cell office:value-type="string" calcext:value-type="string">
            <text:p>Wizard In Black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6] - [.C7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6]-[.E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5]+[.G76]" office:value-type="float" office:value="18635" calcext:value-type="float">
            <text:p>18635</text:p>
          </table:table-cell>
          <table:table-cell office:value-type="float" office:value="35" calcext:value-type="float">
            <text:p>35</text:p>
          </table:table-cell>
          <table:table-cell table:formula="of:=[.I76]-[.I75]" office:value-type="float" office:value="-30" calcext:value-type="float">
            <text:p>-30</text:p>
          </table:table-cell>
          <table:table-cell office:value-type="string" calcext:value-type="string">
            <text:p>Suicidal Thoughts by The Notorious B.I.G.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7] - [.C7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7]-[.E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6]+[.G77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7]-[.I76]" office:value-type="float" office:value="30" calcext:value-type="float">
            <text:p>30</text:p>
          </table:table-cell>
          <table:table-cell office:value-type="string" calcext:value-type="string">
            <text:p>We Hate You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8] - [.C7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8]-[.E77]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[.H77]+[.G78]" office:value-type="float" office:value="19175" calcext:value-type="float">
            <text:p>19175</text:p>
          </table:table-cell>
          <table:table-cell office:value-type="float" office:value="45" calcext:value-type="float">
            <text:p>45</text:p>
          </table:table-cell>
          <table:table-cell table:formula="of:=[.I78]-[.I77]" office:value-type="float" office:value="-20" calcext:value-type="float">
            <text:p>-20</text:p>
          </table:table-cell>
          <table:table-cell office:value-type="string" calcext:value-type="string">
            <text:p>War Pigs by Black Sabba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9] - [.C7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9]-[.E78]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formula="of:=[.H78]+[.G79]" office:value-type="float" office:value="20036" calcext:value-type="float">
            <text:p>20036</text:p>
          </table:table-cell>
          <table:table-cell office:value-type="float" office:value="50" calcext:value-type="float">
            <text:p>50</text:p>
          </table:table-cell>
          <table:table-cell table:formula="of:=[.I79]-[.I78]" office:value-type="float" office:value="5" calcext:value-type="float">
            <text:p>5</text:p>
          </table:table-cell>
          <table:table-cell office:value-type="string" calcext:value-type="string">
            <text:p>Doctor Death by Church Of Miser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0] - [.C7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0]-[.E79]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formula="of:=[.H79]+[.G80]" office:value-type="float" office:value="20242" calcext:value-type="float">
            <text:p>20242</text:p>
          </table:table-cell>
          <table:table-cell office:value-type="float" office:value="65" calcext:value-type="float">
            <text:p>65</text:p>
          </table:table-cell>
          <table:table-cell table:formula="of:=[.I80]-[.I79]" office:value-type="float" office:value="15" calcext:value-type="float">
            <text:p>15</text:p>
          </table:table-cell>
          <table:table-cell office:value-type="string" calcext:value-type="string">
            <text:p>Sometimes by My Bloody Valentin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1] - [.C8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1]-[.E8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0]+[.G81]" office:value-type="float" office:value="20742" calcext:value-type="float">
            <text:p>20742</text:p>
          </table:table-cell>
          <table:table-cell office:value-type="float" office:value="50" calcext:value-type="float">
            <text:p>50</text:p>
          </table:table-cell>
          <table:table-cell table:formula="of:=[.I81]-[.I80]" office:value-type="float" office:value="-15" calcext:value-type="float">
            <text:p>-15</text:p>
          </table:table-cell>
          <table:table-cell office:value-type="string" calcext:value-type="string">
            <text:p>In Bloom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2] - [.C8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2]-[.E8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1]+[.G82]" office:value-type="float" office:value="21242" calcext:value-type="float">
            <text:p>21242</text:p>
          </table:table-cell>
          <table:table-cell office:value-type="float" office:value="50" calcext:value-type="float">
            <text:p>50</text:p>
          </table:table-cell>
          <table:table-cell table:formula="of:=[.I82]-[.I81]" office:value-type="float" office:value="0" calcext:value-type="float">
            <text:p>0</text:p>
          </table:table-cell>
          <table:table-cell office:value-type="string" calcext:value-type="string">
            <text:p>Isolation by With The D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3] - [.C8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3]-[.E8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2]+[.G83]" office:value-type="float" office:value="21742" calcext:value-type="float">
            <text:p>21742</text:p>
          </table:table-cell>
          <table:table-cell office:value-type="float" office:value="50" calcext:value-type="float">
            <text:p>50</text:p>
          </table:table-cell>
          <table:table-cell table:formula="of:=[.I83]-[.I82]" office:value-type="float" office:value="0" calcext:value-type="float">
            <text:p>0</text:p>
          </table:table-cell>
          <table:table-cell office:value-type="string" calcext:value-type="string">
            <text:p>I Wait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4] - [.C8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4]-[.E8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83]+[.G84]" office:value-type="float" office:value="21842" calcext:value-type="float">
            <text:p>21842</text:p>
          </table:table-cell>
          <table:table-cell office:value-type="float" office:value="55" calcext:value-type="float">
            <text:p>55</text:p>
          </table:table-cell>
          <table:table-cell table:formula="of:=[.I84]-[.I83]" office:value-type="float" office:value="5" calcext:value-type="float">
            <text:p>5</text:p>
          </table:table-cell>
          <table:table-cell office:value-type="string" calcext:value-type="string">
            <text:p>Cake Of Ligh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5] - [.C8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5]-[.E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1842" calcext:value-type="float">
            <text:p>21842</text:p>
          </table:table-cell>
          <table:table-cell office:value-type="float" office:value="20" calcext:value-type="float">
            <text:p>20</text:p>
          </table:table-cell>
          <table:table-cell table:formula="of:=[.I85]-[.I84]" office:value-type="float" office:value="-35" calcext:value-type="float">
            <text:p>-35</text:p>
          </table:table-cell>
          <table:table-cell office:value-type="string" calcext:value-type="string">
            <text:p>Dunkelheit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 office:value-type="float" office:value="12104" calcext:value-type="float">
            <text:p>12104</text:p>
          </table:table-cell>
          <table:table-cell table:formula="of:=[.C86] - [.C85]" office:value-type="float" office:value="-4837" calcext:value-type="float">
            <text:p>-4837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6]-[.E85]" office:value-type="float" office:value="-10797" calcext:value-type="float">
            <text:p>-10797</text:p>
          </table:table-cell>
          <table:table-cell office:value-type="float" office:value="215" calcext:value-type="float">
            <text:p>215</text:p>
          </table:table-cell>
          <table:table-cell table:formula="of:=[.H85]+[.G86]" office:value-type="float" office:value="22057" calcext:value-type="float">
            <text:p>22057</text:p>
          </table:table-cell>
          <table:table-cell office:value-type="float" office:value="25" calcext:value-type="float">
            <text:p>25</text:p>
          </table:table-cell>
          <table:table-cell table:formula="of:=[.I86]-[.I85]" office:value-type="float" office:value="5" calcext:value-type="float">
            <text:p>5</text:p>
          </table:table-cell>
          <table:table-cell office:value-type="string" calcext:value-type="string">
            <text:p>Grey Garden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 office:value-type="float" office:value="12940" calcext:value-type="float">
            <text:p>12940</text:p>
          </table:table-cell>
          <table:table-cell table:formula="of:=[.C87] - [.C86]" office:value-type="float" office:value="836" calcext:value-type="float">
            <text:p>836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7]-[.E86]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[.H86]+[.G87]" office:value-type="float" office:value="22228" calcext:value-type="float">
            <text:p>22228</text:p>
          </table:table-cell>
          <table:table-cell office:value-type="float" office:value="45" calcext:value-type="float">
            <text:p>45</text:p>
          </table:table-cell>
          <table:table-cell table:formula="of:=[.I87]-[.I86]" office:value-type="float" office:value="20" calcext:value-type="float">
            <text:p>20</text:p>
          </table:table-cell>
          <table:table-cell office:value-type="string" calcext:value-type="string">
            <text:p>Psychotic Girl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 office:value-type="float" office:value="12736" calcext:value-type="float">
            <text:p>12736</text:p>
          </table:table-cell>
          <table:table-cell table:formula="of:=[.C88] - [.C87]" office:value-type="float" office:value="-204" calcext:value-type="float">
            <text:p>-204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8]-[.E87]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[.H87]+[.G88]" office:value-type="float" office:value="22521" calcext:value-type="float">
            <text:p>22521</text:p>
          </table:table-cell>
          <table:table-cell office:value-type="float" office:value="45" calcext:value-type="float">
            <text:p>45</text:p>
          </table:table-cell>
          <table:table-cell table:formula="of:=[.I88]-[.I87]" office:value-type="float" office:value="0" calcext:value-type="float">
            <text:p>0</text:p>
          </table:table-cell>
          <table:table-cell office:value-type="string" calcext:value-type="string">
            <text:p>Jesus’ Tod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 office:value-type="float" office:value="12736" calcext:value-type="float">
            <text:p>12736</text:p>
          </table:table-cell>
          <table:table-cell table:formula="of:=[.C89] - [.C88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9]-[.E88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[.H88]+[.G89]" office:value-type="float" office:value="22619" calcext:value-type="float">
            <text:p>22619</text:p>
          </table:table-cell>
          <table:table-cell office:value-type="float" office:value="45" calcext:value-type="float">
            <text:p>45</text:p>
          </table:table-cell>
          <table:table-cell table:formula="of:=[.I89]-[.I88]" office:value-type="float" office:value="0" calcext:value-type="float">
            <text:p>0</text:p>
          </table:table-cell>
          <table:table-cell office:value-type="string" calcext:value-type="string">
            <text:p>Young Liars by TV On The Radio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 office:value-type="float" office:value="14021" calcext:value-type="float">
            <text:p>14021</text:p>
          </table:table-cell>
          <table:table-cell table:formula="of:=[.C90] - [.C89]" office:value-type="float" office:value="1285" calcext:value-type="float">
            <text:p>128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0]-[.E89]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formula="of:=[.H89]+[.G90]" office:value-type="float" office:value="22915" calcext:value-type="float">
            <text:p>22915</text:p>
          </table:table-cell>
          <table:table-cell office:value-type="float" office:value="35" calcext:value-type="float">
            <text:p>35</text:p>
          </table:table-cell>
          <table:table-cell table:formula="of:=[.I90]-[.I89]" office:value-type="float" office:value="-10" calcext:value-type="float">
            <text:p>-10</text:p>
          </table:table-cell>
          <table:table-cell office:value-type="string" calcext:value-type="string">
            <text:p>Girls And Boys by Bl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 office:value-type="float" office:value="15376" calcext:value-type="float">
            <text:p>15376</text:p>
          </table:table-cell>
          <table:table-cell table:formula="of:=[.C91] - [.C90]" office:value-type="float" office:value="1355" calcext:value-type="float">
            <text:p>135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1]-[.E90]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table:formula="of:=[.H90]+[.G91]" office:value-type="float" office:value="23511" calcext:value-type="float">
            <text:p>23511</text:p>
          </table:table-cell>
          <table:table-cell office:value-type="float" office:value="45" calcext:value-type="float">
            <text:p>45</text:p>
          </table:table-cell>
          <table:table-cell table:formula="of:=[.I91]-[.I90]" office:value-type="float" office:value="10" calcext:value-type="float">
            <text:p>10</text:p>
          </table:table-cell>
          <table:table-cell office:value-type="string" calcext:value-type="string">
            <text:p>Roygbiv by Boards Of Canad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-15376" calcext:value-type="float">
            <text:p>-15376</text:p>
          </table:table-cell>
          <table:table-cell/>
          <table:table-cell table:formula="of:=[.E92]-[.E91]" office:value-type="float" office:value="-10055" calcext:value-type="float">
            <text:p>-10055</text:p>
          </table:table-cell>
          <table:table-cell/>
          <table:table-cell table:formula="of:=[.H91]+[.G92]" office:value-type="float" office:value="23511" calcext:value-type="float">
            <text:p>23511</text:p>
          </table:table-cell>
          <table:table-cell/>
          <table:table-cell table:formula="of:=[.I92]-[.I91]" office:value-type="float" office:value="-45" calcext:value-type="float">
            <text:p>-4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23511" calcext:value-type="float">
            <text:p>23511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23511" calcext:value-type="float">
            <text:p>23511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23511" calcext:value-type="float">
            <text:p>23511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23511" calcext:value-type="float">
            <text:p>23511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23511" calcext:value-type="float">
            <text:p>23511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23511" calcext:value-type="float">
            <text:p>23511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23511" calcext:value-type="float">
            <text:p>23511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23511" calcext:value-type="float">
            <text:p>23511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23511" calcext:value-type="float">
            <text:p>23511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23511" calcext:value-type="float">
            <text:p>23511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23511" calcext:value-type="float">
            <text:p>23511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23511" calcext:value-type="float">
            <text:p>23511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23511" calcext:value-type="float">
            <text:p>23511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23511" calcext:value-type="float">
            <text:p>23511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23511" calcext:value-type="float">
            <text:p>23511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23511" calcext:value-type="float">
            <text:p>23511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23511" calcext:value-type="float">
            <text:p>23511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7">00/00/0000</text:date>, <text:time style:data-style-name="N2" text:time-value="17:20:14.5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8-27T01:39:54.161000000</dc:date>
    <meta:editing-cycles>100</meta:editing-cycles>
    <meta:editing-duration>P18DT21H20M48S</meta:editing-duration>
    <meta:generator>LibreOffice/6.1.0.3$Windows_X86_64 LibreOffice_project/efb621ed25068d70781dc026f7e9c5187a4decd1</meta:generator>
    <meta:document-statistic meta:table-count="1" meta:cell-count="97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